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mgbutton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Imgbutton</text:h>
                    <text:list>
                        <text:list-item>
                            <text:h text:style-name="Heading_20_2" text:outline-level="2">Description</text:h>
                        </text:list-item>
                    </text:list>
                </text:list-item>
            </text:list>

            <text:p text:style-name="Standard">The <text:span text:style-name="backtick">Imgbutton</text:span> is very similar to the simple <text:span text:style-name="backtick">Button</text:span> Widget. The only difference is that it displays user-defined images in each state instead of drawing a rectangle.</text:p><text:p text:style-name="Standard">More info (<text:a xlink:type="simple" xlink:href="https://docs.lvgl.io/8.3/widgets/extra/imgbtn.html" text:style-name="Internet_20_link" text:visited-style-name="Visited_20_Internet_20_Link">link</text:a>)</text:p>

            
                <text:list xml:id="list_Imgbutton2" text:continue-numbering="true" text:continue-list="list_Imgbutto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mgbutton4" text:continue-numbering="true" text:style-name="Outline">
                                                <text:list-item>
                                                    <text:list>
                                                        <text:list-item>
                                                            <text:list>
                                                                <text:list-item>
                                                                    <text:h text:style-name="Heading_20_3" text:outline-level="3">
                                                                        Released image
                                                                        <text:s text:c="4"/>
                                                                        <text:span text:style-name="T2">ObjectReference</text:span>
                                                                    </text:h>
                                                                </text:list-item>
                                                            </text:list>
                                                        </text:list-item>
                                                    </text:list>
                                                </text:list-item>
                                            </text:list>
                                            <text:p text:style-name="Standard">The image for the <text:span text:style-name="backtick">Released</text:span> state.</text:p>,
                                            <text:list xml:id="list_Imgbutton5" text:continue-numbering="true" text:continue-list="list_Imgbutton4" text:style-name="Outline">
                                                <text:list-item>
                                                    <text:list>
                                                        <text:list-item>
                                                            <text:list>
                                                                <text:list-item>
                                                                    <text:h text:style-name="Heading_20_3" text:outline-level="3">
                                                                        Pressed image
                                                                        <text:s text:c="4"/>
                                                                        <text:span text:style-name="T2">ObjectReference</text:span>
                                                                    </text:h>
                                                                </text:list-item>
                                                            </text:list>
                                                        </text:list-item>
                                                    </text:list>
                                                </text:list-item>
                                            </text:list>
                                            <text:p text:style-name="Standard">The image for the <text:span text:style-name="backtick">Pressed</text:span> state.</text:p>,
                                            <text:list xml:id="list_Imgbutton6" text:continue-numbering="true" text:continue-list="list_Imgbutton5" text:style-name="Outline">
                                                <text:list-item>
                                                    <text:list>
                                                        <text:list-item>
                                                            <text:list>
                                                                <text:list-item>
                                                                    <text:h text:style-name="Heading_20_3" text:outline-level="3">
                                                                        Disabled image
                                                                        <text:s text:c="4"/>
                                                                        <text:span text:style-name="T2">ObjectReference</text:span>
                                                                    </text:h>
                                                                </text:list-item>
                                                            </text:list>
                                                        </text:list-item>
                                                    </text:list>
                                                </text:list-item>
                                            </text:list>
                                            <text:p text:style-name="Standard">The image for the <text:span text:style-name="backtick">Disabled</text:span> state.</text:p>,
                                            <text:list xml:id="list_Imgbutton7" text:continue-numbering="true" text:continue-list="list_Imgbutton6" text:style-name="Outline">
                                                <text:list-item>
                                                    <text:list>
                                                        <text:list-item>
                                                            <text:list>
                                                                <text:list-item>
                                                                    <text:h text:style-name="Heading_20_3" text:outline-level="3">
                                                                        Checked released image
                                                                        <text:s text:c="4"/>
                                                                        <text:span text:style-name="T2">ObjectReference</text:span>
                                                                    </text:h>
                                                                </text:list-item>
                                                            </text:list>
                                                        </text:list-item>
                                                    </text:list>
                                                </text:list-item>
                                            </text:list>
                                            <text:p text:style-name="Standard">The image when the widget is in the both <text:span text:style-name="backtick">Checked</text:span> and <text:span text:style-name="backtick">Disabled</text:span> state.</text:p>,
                                            <text:list xml:id="list_Imgbutton8" text:continue-numbering="true" text:continue-list="list_Imgbutton7" text:style-name="Outline">
                                                <text:list-item>
                                                    <text:list>
                                                        <text:list-item>
                                                            <text:list>
                                                                <text:list-item>
                                                                    <text:h text:style-name="Heading_20_3" text:outline-level="3">
                                                                        Checked pressed image
                                                                        <text:s text:c="4"/>
                                                                        <text:span text:style-name="T2">ObjectReference</text:span>
                                                                    </text:h>
                                                                </text:list-item>
                                                            </text:list>
                                                        </text:list-item>
                                                    </text:list>
                                                </text:list-item>
                                            </text:list>
                                            <text:p text:style-name="Standard">The image when the widget is in the both <text:span text:style-name="backtick">Checked</text:span> and <text:span text:style-name="backtick">Pressed</text:span> state.</text:p>,
                                            <text:list xml:id="list_Imgbutton9" text:continue-numbering="true" text:continue-list="list_Imgbutton8" text:style-name="Outline">
                                                <text:list-item>
                                                    <text:list>
                                                        <text:list-item>
                                                            <text:list>
                                                                <text:list-item>
                                                                    <text:h text:style-name="Heading_20_3" text:outline-level="3">
                                                                        Checked disabled image
                                                                        <text:s text:c="4"/>
                                                                        <text:span text:style-name="T2">ObjectReference</text:span>
                                                                    </text:h>
                                                                </text:list-item>
                                                            </text:list>
                                                        </text:list-item>
                                                    </text:list>
                                                </text:list-item>
                                            </text:list>
                                            <text:p text:style-name="Standard">The image when the Widget is in the both <text:span text:style-name="backtick">Checked</text:span> and <text:span text:style-name="backtick">Disabled</text:span> state.</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Imgbutton10" text:continue-numbering="true" text:continue-list="list_Imgbutton9"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Imgbutton11" text:continue-numbering="true" text:continue-list="list_Imgbutton10"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Imgbutton12" text:continue-numbering="true" text:continue-list="list_Imgbutton11"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Imgbutton13"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mgbutton14" text:continue-numbering="true" text:continue-list="list_Imgbutton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Imgbutton15" text:continue-numbering="true" text:continue-list="list_Imgbutton1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Imgbutton16" text:continue-numbering="true" text:continue-list="list_Imgbutton1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Imgbutton17" text:continue-numbering="true" text:continue-list="list_Imgbutton1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Imgbutton18"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Imgbutton19" text:continue-numbering="true" text:continue-list="list_Imgbutton1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Imgbutton20" text:continue-numbering="true" text:continue-list="list_Imgbutton1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Imgbutton21"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Imgbutton22" text:continue-numbering="true" text:continue-list="list_Imgbutton2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Imgbutton23" text:continue-numbering="true" text:continue-list="list_Imgbutton2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Imgbutton24"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Imgbutton25" text:continue-numbering="true" text:continue-list="list_Imgbutton2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Imgbutton26" text:continue-numbering="true" text:continue-list="list_Imgbutton2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Imgbutton27"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Imgbutton28" text:continue-numbering="true" text:continue-list="list_Imgbutton2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Imgbutton29" text:continue-numbering="true" text:continue-list="list_Imgbutton2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Imgbutton30" text:continue-numbering="true" text:continue-list="list_Imgbutton2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Imgbutton31" text:continue-numbering="true" text:continue-list="list_Imgbutton3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Imgbutton32" text:continue-numbering="true" text:continue-list="list_Imgbutton3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Imgbutton33" text:continue-numbering="true" text:continue-list="list_Imgbutton3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Imgbutton34" text:continue-numbering="true" text:continue-list="list_Imgbutton3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Imgbutton35" text:continue-numbering="true" text:continue-list="list_Imgbutton3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Imgbutton36" text:continue-numbering="true" text:continue-list="list_Imgbutton3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Imgbutton37" text:continue-numbering="true" text:continue-list="list_Imgbutton3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Imgbutton38" text:continue-numbering="true" text:continue-list="list_Imgbutton3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Imgbutton39" text:continue-numbering="true" text:continue-list="list_Imgbutton3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Imgbutton40" text:continue-numbering="true" text:continue-list="list_Imgbutton3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Imgbutton41" text:continue-numbering="true" text:continue-list="list_Imgbutton4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Imgbutton42" text:continue-numbering="true" text:continue-list="list_Imgbutton4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Imgbutton43" text:continue-numbering="true" text:continue-list="list_Imgbutton4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Imgbutton44" text:continue-numbering="true" text:continue-list="list_Imgbutton4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Imgbutton45" text:continue-numbering="true" text:continue-list="list_Imgbutton4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Imgbutton46" text:continue-numbering="true" text:continue-list="list_Imgbutton4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Imgbutton47" text:continue-numbering="true" text:continue-list="list_Imgbutton4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Imgbutton48" text:continue-numbering="true" text:continue-list="list_Imgbutton4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Imgbutton49" text:continue-numbering="true" text:continue-list="list_Imgbutton4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Imgbutton50" text:continue-numbering="true" text:continue-list="list_Imgbutton4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Imgbutton51" text:continue-numbering="true" text:continue-list="list_Imgbutton5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Imgbutton52" text:continue-numbering="true" text:continue-list="list_Imgbutton51"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Imgbutton53"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Imgbutton54" text:continue-numbering="true" text:continue-list="list_Imgbutton52"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Imgbutton55"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Imgbutton56" text:continue-numbering="true" text:continue-list="list_Imgbutton54"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Imgbutton57"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Imgbutton58" text:continue-numbering="true" text:continue-list="list_Imgbutton56"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Imgbutton59"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Imgbutton60" text:continue-numbering="true" text:continue-list="list_Imgbutton58"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Imgbutton61" text:continue-numbering="true" text:continue-list="list_Imgbutton60"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Imgbutton62" text:continue-numbering="true" text:continue-list="list_Imgbutton61"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Imgbutton63" text:continue-numbering="true" text:continue-list="list_Imgbutton62"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Imgbutton64" text:continue-numbering="true" text:continue-list="list_Imgbutton63"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Imgbutton65" text:continue-numbering="true" text:continue-list="list_Imgbutton64"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Imgbutton66" text:continue-numbering="true" text:continue-list="list_Imgbutton65"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Imgbutton67" text:continue-numbering="true" text:continue-list="list_Imgbutton6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Imgbutton6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mgbutton69" text:continue-numbering="true" text:continue-list="list_Imgbutton6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Imgbutton70" text:continue-numbering="true" text:continue-list="list_Imgbutton6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Imgbutton71" text:continue-numbering="true" text:continue-list="list_Imgbutton7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Imgbutton3" text:continue-numbering="true" text:continue-list="list_Imgbutton2" text:style-name="Outline">
                        <text:list-item>
                            <text:list>
                                <text:list-item>
                                    <text:h text:style-name="Heading_20_2" text:outline-level="2">Examples</text:h>
                                </text:list-item>
                            </text:list>
                        </text:list-item>
                    </text:list>
                    <text:p text:style-name="Standard"/>
                    
                    <text:list xml:id="list_Imgbutton72"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